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Mono1" svg:font-family="FreeMono, monospace"/>
    <style:font-face style:name="Lohit Hindi1" svg:font-family="'Lohit Hind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2pt" style:font-size-asian="10.5pt" style:font-size-complex="12pt"/>
    </style:style>
    <style:style style:name="P4" style:family="paragraph" style:parent-style-name="Standard">
      <style:text-properties fo:font-size="16pt" style:font-size-asian="16pt" style:font-size-complex="16pt"/>
    </style:style>
    <style:style style:name="P5" style:family="paragraph" style:parent-style-name="Standard">
      <style:paragraph-properties fo:margin-left="0.2866in" fo:margin-right="0in" fo:text-indent="-0.2575in" style:auto-text-indent="false">
        <style:tab-stops/>
      </style:paragraph-properties>
      <style:text-properties fo:font-size="12pt" style:font-size-asian="10.5pt" style:font-size-complex="12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2">
      <style:text-properties fo:font-size="12pt" style:font-size-asian="10.5pt" style:font-size-complex="12pt"/>
    </style:style>
    <style:style style:name="P9" style:family="paragraph" style:parent-style-name="Standard" style:list-style-name="L4">
      <style:text-properties fo:font-size="12pt" style:font-size-asian="10.5pt" style:font-size-complex="12pt"/>
    </style:style>
    <style:style style:name="P10" style:family="paragraph" style:parent-style-name="Standard" style:list-style-name="L2">
      <style:text-properties fo:font-size="14pt" style:font-size-asian="14pt" style:font-size-complex="14pt"/>
    </style:style>
    <style:style style:name="P11" style:family="paragraph" style:parent-style-name="Standard" style:list-style-name="L3"/>
    <style:style style:name="P12" style:family="paragraph" style:parent-style-name="Standard" style:list-style-name="L5"/>
    <style:style style:name="P13" style:family="paragraph" style:parent-style-name="Standard" style:list-style-name="L2">
      <style:paragraph-properties fo:margin-left="0.0299in" fo:margin-right="0in" fo:text-indent="-0.2575in" style:auto-text-indent="false">
        <style:tab-stops/>
      </style:paragraph-properties>
      <style:text-properties fo:font-size="14pt" style:font-size-asian="14pt" style:font-size-complex="14pt"/>
    </style:style>
    <style:style style:name="P14" style:family="paragraph" style:parent-style-name="Text_20_body">
      <style:paragraph-properties fo:margin-top="0in" fo:margin-bottom="0in"/>
    </style:style>
    <style:style style:name="P15" style:family="paragraph" style:parent-style-name="Text_20_body">
      <style:paragraph-properties fo:margin-top="0in" fo:margin-bottom="0in"/>
      <style:text-properties fo:font-size="18pt"/>
    </style:style>
    <style:style style:name="P16" style:family="paragraph" style:parent-style-name="Text_20_body" style:list-style-name="L6">
      <style:paragraph-properties fo:margin-top="0in" fo:margin-bottom="0in"/>
    </style:style>
    <style:style style:name="P17" style:family="paragraph" style:parent-style-name="Text_20_body">
      <style:paragraph-properties fo:margin-top="0in" fo:margin-bottom="0in"/>
      <style:text-properties fo:font-size="14pt"/>
    </style:style>
    <style:style style:name="P18" style:family="paragraph" style:parent-style-name="Text_20_body">
      <style:paragraph-properties fo:margin-top="0in" fo:margin-bottom="0in"/>
      <style:text-properties fo:font-size="12pt"/>
    </style:style>
    <style:style style:name="P19" style:family="paragraph" style:parent-style-name="Text_20_body" style:list-style-name="L7">
      <style:paragraph-properties fo:margin-top="0in" fo:margin-bottom="0in"/>
      <style:text-properties fo:font-size="12pt"/>
    </style:style>
    <style:style style:name="P20" style:family="paragraph" style:parent-style-name="Text_20_body" style:list-style-name="L8">
      <style:paragraph-properties fo:margin-top="0in" fo:margin-bottom="0in"/>
      <style:text-properties fo:font-size="12pt"/>
    </style:style>
    <style:style style:name="P21" style:family="paragraph" style:parent-style-name="Text_20_body" style:list-style-name="L9">
      <style:paragraph-properties fo:margin-top="0in" fo:margin-bottom="0in"/>
      <style:text-properties fo:font-size="12pt"/>
    </style:style>
    <style:style style:name="P22" style:family="paragraph" style:parent-style-name="Text_20_body" style:list-style-name="L7">
      <style:paragraph-properties fo:margin-top="0in" fo:margin-bottom="0in"/>
    </style:style>
    <style:style style:name="P23" style:family="paragraph" style:parent-style-name="Text_20_body" style:list-style-name="L8">
      <style:paragraph-properties fo:margin-top="0in" fo:margin-bottom="0in"/>
    </style:style>
    <style:style style:name="P24" style:family="paragraph" style:parent-style-name="Text_20_body">
      <style:paragraph-properties fo:margin-top="0in" fo:margin-bottom="0in"/>
      <style:text-properties fo:font-size="16pt"/>
    </style:style>
    <style:style style:name="P25" style:family="paragraph" style:parent-style-name="Text_20_body" style:list-style-name="L9">
      <style:paragraph-properties fo:margin-top="0in" fo:margin-bottom="0in"/>
    </style:style>
    <style:style style:name="P26" style:family="paragraph" style:parent-style-name="Text_20_body" style:list-style-name="L10">
      <style:paragraph-properties fo:margin-top="0in" fo:margin-bottom="0in"/>
    </style:style>
    <style:style style:name="P27" style:family="paragraph" style:parent-style-name="Text_20_body" style:list-style-name="L11">
      <style:paragraph-properties fo:margin-top="0in" fo:margin-bottom="0in"/>
    </style:style>
    <style:style style:name="P28" style:family="paragraph" style:parent-style-name="Text_20_body" style:list-style-name="L8">
      <style:paragraph-properties fo:margin-left="0.2874in" fo:margin-right="0in" fo:margin-top="0in" fo:margin-bottom="0in" fo:text-indent="-0.2563in" style:auto-text-indent="false"/>
    </style:style>
    <style:style style:name="T1" style:family="text">
      <style:text-properties style:font-name="FreeMono" style:font-size-asian="12pt"/>
    </style:style>
    <style:style style:name="T2" style:family="text">
      <style:text-properties style:font-name="FreeMono" fo:font-size="12pt" style:font-size-asian="12pt" style:font-size-complex="12pt"/>
    </style:style>
    <style:style style:name="T3" style:family="text">
      <style:text-properties style:font-name="FreeMono1"/>
    </style:style>
    <style:style style:name="T4" style:family="text">
      <style:text-properties style:font-name="FreeMono1" fo:font-size="12pt"/>
    </style:style>
    <style:style style:name="T5" style:family="text">
      <style:text-properties fo:font-size="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Get your own copy of McLAB Static Analysis Frameworks (McSAF and Tamer) :</text:p>
      <text:p text:style-name="P14"/>
      <text:list xml:id="list1360183442" text:style-name="L6">
        <text:list-item>
          <text:p text:style-name="P16">Jar package : Click <text:a xlink:type="simple" xlink:href="../../../software/software_releases_mclab.html">here</text:a> to download the compiled Jar package</text:p>
          <text:p text:style-name="P16">OR</text:p>
        </text:list-item>
        <text:list-item>
          <text:p text:style-name="P16">Source Code : McLAB Static Analysis Frameworks (McSAF and Tamer) source code is freely provided under the Apache Version 2.0 license. Click <text:a xlink:type="simple" xlink:href="https://github.com/Sable/mclab.git">here</text:a> to download the source code on <text:a xlink:type="simple" xlink:href="https://github.com/">GitHub</text:a>.</text:p>
        </text:list-item>
      </text:list>
      <text:p text:style-name="P14"/>
      <text:p text:style-name="P15">Get jar package from the source code </text:p>
      <text:p text:style-name="P17">Building on UNIX-like systems</text:p>
      <text:list xml:id="list1060962461" text:style-name="L7">
        <text:list-item>
          <text:p text:style-name="P19">Make sure you have JDK6(or higher) and ANT installed on your system</text:p>
        </text:list-item>
        <text:list-item>
          <text:p text:style-name="P19">Fork our repo on GitHub, and clone it to your local</text:p>
        </text:list-item>
        <text:list-item>
          <text:p text:style-name="P19">Go to <text:span text:style-name="T3">~/mclab/languages/Natlab </text:span>directory</text:p>
        </text:list-item>
        <text:list-item>
          <text:p text:style-name="P22">run <text:span text:style-name="T4">ant jar</text:span></text:p>
        </text:list-item>
        <text:list-item>
          <text:p text:style-name="P19">If everything goes well, you should get a Natlab.jar package</text:p>
        </text:list-item>
      </text:list>
      <text:p text:style-name="P17">Building on Windows</text:p>
      <text:list xml:id="list1617299466" text:style-name="L8">
        <text:list-item>
          <text:p text:style-name="P28">Make sure you have JDK6(or higher) and ANT installed on your system</text:p>
        </text:list-item>
        <text:list-item>
          <text:p text:style-name="P23">Fork our repo on GitHub, and clone it to your local</text:p>
        </text:list-item>
        <text:list-item>
          <text:p text:style-name="P23">Open a Command window (Select Start-&gt; Run, type “cmd” and press Enter)</text:p>
        </text:list-item>
        <text:list-item>
          <text:p text:style-name="P20">Go to <text:span text:style-name="T3">~\mclab\languages\Natlab </text:span>directory</text:p>
        </text:list-item>
        <text:list-item>
          <text:p text:style-name="P23">run <text:span text:style-name="T4">ant jar</text:span></text:p>
        </text:list-item>
        <text:list-item>
          <text:p text:style-name="P20">If everything goes well, you should get a Natlab.jar package</text:p>
        </text:list-item>
      </text:list>
      <text:p text:style-name="P14"/>
      <text:p text:style-name="P24">Setting up an Eclipse environment</text:p>
      <text:p text:style-name="P18">We use Eclipse as our primary development IDE and recommend it for anyone who would like to play around with the source code. You can follow the steps below to set up your Eclipse environment.</text:p>
      <text:list xml:id="list2117713069" text:style-name="L9">
        <text:list-item>
          <text:p text:style-name="P21">Import Matlab Source into a workspace</text:p>
        </text:list-item>
        <text:list-item>
          <text:p text:style-name="P21">Open an Ant view </text:p>
        </text:list-item>
        <text:list-item>
          <text:p text:style-name="P25"><text:span text:style-name="T5">Click on “Add Buildfiles”, then select the build.xml under Natlab</text:span> </text:p>
        </text:list-item>
        <text:list-item>
          <text:p text:style-name="P21">Select “build[default]”</text:p>
        </text:list-item>
        <text:list-item>
          <text:p text:style-name="P21">Wait for a few moments for the “bin-ant” and "gen" directories to populate, based on the files generated by Ant, the Eclipse will build the workspace automatically. </text:p>
        </text:list-item>
      </text:list>
      <text:p text:style-name="P14"/>
      <text:p text:style-name="P15">Running Natlab</text:p>
      <text:list xml:id="list831354750" text:style-name="L10">
        <text:list-item>
          <text:p text:style-name="P26">cd to the directory containing Natlab.jar</text:p>
        </text:list-item>
        <text:list-item>
          <text:p text:style-name="P26">Run <text:span text:style-name="T4">java -jar Natlab.jar [OPTION]... [FILE]</text:span></text:p>
        </text:list-item>
        <text:list-item>
          <text:p text:style-name="P26">Run <text:span text:style-name="T4">java -jar Natlab.jar -help</text:span> for a list of OPTIONs and their functionalities</text:p>
        </text:list-item>
      </text:list>
      <text:p text:style-name="P14"/>
      <text:p text:style-name="P17">Notes:</text:p>
      <text:list xml:id="list1083779271" text:style-name="L11">
        <text:list-item>
          <text:p text:style-name="P27">If the Eclipse won't build the workspace automatically after you building the environment with Ant, have a look at your Eclipse view problems window, it will tell you more</text:p>
        </text:list-item>
        <text:list-item>
          <text:p text:style-name="P27">If the Eclipse gives an error like “com.sun.tools.javac.Main is not on the classpath”, make sure that JAVA_HOME points to JDK and make sure you have the tools.lib under jdk/lib (You may copy it from jre/tools.lib)</text:p>
        </text:list-item>
        <text:list-item>
          <text:p text:style-name="P27">You can also run the code in Eclipse. Open “Run Configurations”, click “Search” in “Main <text:soft-page-break/>class” section, pick “Main - natlab”. Then go back to “Run Configurations” panel, click “Arguments” and type command in “Program arguments” section. For example, type “-x ~/test/test.m” into the section. Then, click “run” button at the right bottom corner</text:p>
        </text:list-item>
        <text:list-item>
          <text:p text:style-name="P27">When you use -x or -xml flag to get xml IR, if you encounter some error, please try put -m or -matlab following -x or -xml</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Mono1" svg:font-family="FreeMono, monospace"/>
    <style:font-face style:name="Lohit Hindi1" svg:font-family="'Lohit Hind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uLi </meta:initial-creator>
    <meta:creation-date>2012-05-16T23:27:39</meta:creation-date>
    <dc:date>2013-01-06T19:00:30</dc:date>
    <dc:creator>xuli </dc:creator>
    <meta:editing-duration>PT3H25M52S</meta:editing-duration>
    <meta:editing-cycles>10</meta:editing-cycles>
    <meta:generator>LibreOffice/3.4$Linux LibreOffice_project/340m1$Build-402</meta:generator>
    <meta:document-statistic meta:table-count="0" meta:image-count="0" meta:object-count="0" meta:page-count="2" meta:paragraph-count="34" meta:word-count="447" meta:character-count="2547" meta:non-whitespace-character-count="2155"/>
  </office:meta>
</office:document-meta>
</file>